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svg:stroke-color="#ff3333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28cm" svg:stroke-color="#000000" draw:marker-start-width="0.241cm" draw:marker-end-width="0.241cm" draw:fill="solid" draw:fill-color="#cccccc" draw:textarea-horizontal-align="justify" draw:textarea-vertical-align="middle" draw:auto-grow-height="false" fo:padding-top="0.138cm" fo:padding-bottom="0.138cm" fo:padding-left="0.263cm" fo:padding-right="0.263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cccccc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81cm" svg:stroke-color="#000000" draw:marker-start-width="0.321cm" draw:marker-end="Arrow" draw:marker-end-width="0.421cm" draw:fill="none" draw:fill-color="#cccccc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cccccc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gr8" style:family="graphic" style:parent-style-name="standard">
      <style:graphic-properties draw:stroke="none" svg:stroke-color="#000000" draw:fill="none" draw:fill-color="#ffffff" fo:min-height="1.524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cccccc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3.112cm" svg:height="6.476cm" svg:x="7.533cm" svg:y="7.742cm" svg:viewBox="0 0 13113 6477" draw:points="0,0 0,6477 13113,6477 13113,3429 6397,3429 6397,0 6077,0">
          <text:p/>
        </draw:polygon>
        <draw:custom-shape draw:style-name="gr2" draw:text-style-name="P1" xml:id="id1" draw:id="id1" draw:layer="layout" svg:width="3.048cm" svg:height="4.699cm" svg:x="0.67cm" svg:y="14.258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3" draw:id="id3" draw:layer="layout" svg:width="4.953cm" svg:height="2.032cm" svg:x="8.648cm" svg:y="8.123cm">
          <text:p text:style-name="P1"><text:span text:style-name="T1">Bolt-1</text:span></text:p>
          <text:p text:style-name="P1"><text:span text:style-name="T2">Compute global </text:span></text:p>
          <text:p text:style-name="P1"><text:span text:style-name="T2">median over all </text:span></text:p>
          <text:p text:style-name="P1"><text:span text:style-name="T2">values for 1 ho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4.953cm" svg:height="2.286cm" svg:x="8.549cm" svg:y="11.552cm">
          <text:p text:style-name="P1"><text:span text:style-name="T1">Bolt-2</text:span></text:p>
          <text:p text:style-name="P1"><text:span text:style-name="T2">Compute global </text:span></text:p>
          <text:p text:style-name="P1"><text:span text:style-name="T2">median over all </text:span></text:p>
          <text:p text:style-name="P1"><text:span text:style-name="T2">values for 1 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2.161cm" svg:y1="5.914cm" svg:x2="2.194cm" svg:y2="14.258cm" draw:end-shape="id1" draw:end-glue-point="5" svg:d="m2161 5914 33 8344">
          <text:p/>
        </draw:connector>
        <draw:ellipse draw:style-name="gr5" draw:text-style-name="P2" xml:id="id2" draw:id="id2" draw:layer="layout" svg:width="2.413cm" svg:height="2.032cm" svg:x="4.195cm" svg:y="8.121cm">
          <text:p text:style-name="P1"><text:span text:style-name="T2">Filter by </text:span></text:p>
          <text:p text:style-name="P1"><text:span text:style-name="T2">load </text:span></text:p>
          <text:p text:style-name="P1"><text:span text:style-name="T2">property</text:span></text:p>
        </draw:ellipse>
        <draw:ellipse draw:style-name="gr5" draw:text-style-name="P2" xml:id="id4" draw:id="id4" draw:layer="layout" svg:width="2.413cm" svg:height="2.032cm" svg:x="4.104cm" svg:y="11.679cm">
          <text:p text:style-name="P1"><text:span text:style-name="T2">Filter by </text:span></text:p>
          <text:p text:style-name="P1"><text:span text:style-name="T2">load </text:span></text:p>
          <text:p text:style-name="P1"><text:span text:style-name="T2">property</text:span></text:p>
        </draw:ellipse>
        <draw:line draw:style-name="gr4" draw:text-style-name="P1" draw:layer="layout" svg:x1="2.194cm" svg:y1="9.139cm" svg:x2="4.226cm" svg:y2="9.139cm">
          <text:p/>
        </draw:line>
        <draw:connector draw:style-name="gr4" draw:text-style-name="P1" draw:layer="layout" draw:type="line" svg:x1="6.608cm" svg:y1="9.137cm" svg:x2="8.648cm" svg:y2="9.139cm" draw:start-shape="id2" draw:start-glue-point="1" draw:end-shape="id3" draw:end-glue-point="3" svg:d="m6608 9137 2040 2">
          <text:p/>
        </draw:connector>
        <draw:connector draw:style-name="gr4" draw:text-style-name="P1" draw:layer="layout" draw:type="line" svg:x1="6.517cm" svg:y1="12.695cm" svg:x2="8.549cm" svg:y2="12.695cm" draw:start-shape="id4" draw:start-glue-point="1" draw:end-shape="id5" draw:end-glue-point="3" svg:d="m6517 12695h2032">
          <text:p/>
        </draw:connector>
        <draw:custom-shape draw:style-name="gr3" draw:text-style-name="P2" xml:id="id6" draw:id="id6" draw:layer="layout" svg:width="4.796cm" svg:height="2.159cm" svg:x="15.056cm" svg:y="8.093cm">
          <text:p text:style-name="P1"><text:span text:style-name="T1">Bolt-3</text:span></text:p>
          <text:p text:style-name="P1"><text:span text:style-name="T2">Compute <text:s/></text:span></text:p>
          <text:p text:style-name="P1"><text:span text:style-name="T2">median for all </text:span></text:p>
          <text:p text:style-name="P1"><text:span text:style-name="T2">plugs over 1 ho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4.826cm" svg:height="2.286cm" svg:x="15.026cm" svg:y="11.552cm">
          <text:p text:style-name="P1"><text:span text:style-name="T1">Bolt-4</text:span></text:p>
          <text:p text:style-name="P1"><text:span text:style-name="T2">Compute <text:s/></text:span></text:p>
          <text:p text:style-name="P1"><text:span text:style-name="T2">median for all </text:span></text:p>
          <text:p text:style-name="P1"><text:span text:style-name="T2">plugs over 1 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3.601cm" svg:y1="9.139cm" svg:x2="15.056cm" svg:y2="9.172cm" draw:start-shape="id3" draw:start-glue-point="1" draw:end-shape="id6" draw:end-glue-point="3" svg:d="m13601 9139 1455 33">
          <text:p/>
        </draw:connector>
        <draw:connector draw:style-name="gr4" draw:text-style-name="P1" draw:layer="layout" draw:type="line" svg:x1="13.502cm" svg:y1="12.695cm" svg:x2="15.026cm" svg:y2="12.695cm" draw:start-shape="id5" draw:start-glue-point="1" draw:end-shape="id7" draw:end-glue-point="3" svg:d="m13502 12695h1524">
          <text:p/>
        </draw:connector>
        <draw:connector draw:style-name="gr4" draw:text-style-name="P1" draw:layer="layout" draw:type="line" svg:x1="7.659cm" svg:y1="2.789cm" svg:x2="7.66cm" svg:y2="0.82cm" svg:d="m7659 2789 1-1969">
          <text:p/>
        </draw:connector>
        <draw:connector draw:style-name="gr4" draw:text-style-name="P1" draw:layer="layout" draw:type="line" svg:x1="15.28cm" svg:y1="2.789cm" svg:x2="15.318cm" svg:y2="0.856cm" svg:d="m15280 2789 38-1933">
          <text:p/>
        </draw:connector>
        <draw:frame draw:style-name="gr6" draw:text-style-name="P2" draw:layer="layout" svg:width="3.302cm" svg:height="1.559cm" svg:x="7.279cm" svg:y="0.122cm">
          <draw:text-box>
            <text:p text:style-name="P1"><text:span text:style-name="T2">Output if statistics change</text:span></text:p>
          </draw:text-box>
        </draw:frame>
        <draw:frame draw:style-name="gr7" draw:text-style-name="P2" draw:layer="layout" svg:width="3.302cm" svg:height="1.559cm" svg:x="14.772cm" svg:y="0.087cm">
          <draw:text-box>
            <text:p text:style-name="P1"><text:span text:style-name="T2">Output if statistics change</text:span></text:p>
          </draw:text-box>
        </draw:frame>
        <draw:frame draw:style-name="gr8" draw:text-style-name="P3" draw:layer="layout" svg:width="7.493cm" svg:height="2.471cm" svg:x="9.565cm" svg:y="14.669cm">
          <draw:text-box>
            <text:p text:style-name="P1"><text:span text:style-name="T3">Bottleneck operators considering the large window size and non-parallelizable operations. </text:span></text:p>
          </draw:text-box>
        </draw:frame>
        <draw:line draw:style-name="gr9" draw:text-style-name="P1" draw:layer="layout" svg:x1="2.199cm" svg:y1="12.822cm" svg:x2="4.104cm" svg:y2="12.822cm">
          <text:p/>
        </draw:line>
        <draw:custom-shape draw:style-name="gr10" draw:text-style-name="P1" xml:id="id8" draw:id="id8" draw:layer="layout" svg:width="6.096cm" svg:height="2.286cm" svg:x="4.866cm" svg:y="2.789cm">
          <text:p text:style-name="P1"><text:span text:style-name="T1">Bolt-5</text:span></text:p>
          <text:p text:style-name="P1"><text:span text:style-name="T2">Compare per plug median </text:span></text:p>
          <text:p text:style-name="P1"><text:span text:style-name="T2">and global median to </text:span></text:p>
          <text:p text:style-name="P1"><text:span text:style-name="T2">update per house outlier statis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9.852cm" svg:y1="9.172cm" svg:x2="7.914cm" svg:y2="5.075cm" draw:start-shape="id6" draw:start-glue-point="1" draw:end-shape="id8" draw:end-glue-point="2" svg:d="m19852 9172h514v-2587h-12452v-1510">
          <text:p/>
        </draw:connector>
        <draw:custom-shape draw:style-name="gr10" draw:text-style-name="P1" xml:id="id9" draw:id="id9" draw:layer="layout" svg:width="6.35cm" svg:height="2.159cm" svg:x="12.105cm" svg:y="2.789cm">
          <text:p text:style-name="P1"><text:span text:style-name="T1">Bolt-6</text:span></text:p>
          <text:p text:style-name="P1"><text:span text:style-name="T2">Compare per plug median and </text:span></text:p>
          <text:p text:style-name="P1"><text:span text:style-name="T2">global median to update per </text:span></text:p>
          <text:p text:style-name="P1"><text:span text:style-name="T2">house outlier statis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9.852cm" svg:y1="12.695cm" svg:x2="18.455cm" svg:y2="3.868cm" draw:start-shape="id7" draw:start-glue-point="1" draw:end-shape="id9" draw:end-glue-point="1" svg:d="m19852 12695h513v-8827h-1910">
          <text:p/>
        </draw:connector>
        <draw:ellipse draw:style-name="gr11" draw:text-style-name="P4" draw:layer="layout" svg:width="4.445cm" svg:height="1.778cm" svg:x="0.081cm" svg:y="4.089cm">
          <text:p text:style-name="P1"><text:span text:style-name="T4">Live stream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06cm" fo:margin-bottom="0.406cm" fo:margin-left="0.406cm" fo:margin-right="0.406cm" fo:page-width="21.463cm" fo:page-height="19.1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4-03-05T19:41:23.40</meta:creation-date>
    <dc:date>2014-05-23T10:01:06.42</dc:date>
    <dc:creator>Abhinav Sunderrajan</dc:creator>
    <meta:editing-duration>PT1H16M26S</meta:editing-duration>
    <meta:editing-cycles>40</meta:editing-cycles>
    <meta:generator>OpenOffice/4.0.0$Win32 OpenOffice.org_project/400m3$Build-9702</meta:generator>
    <meta:document-statistic meta:object-count="25"/>
  </office:meta>
</office:document-meta>
</file>